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99cm" fo:margin-left="-0.191cm" fo:margin-top="0cm" fo:margin-bottom="0cm" table:align="left"/>
    </style:style>
    <style:style style:name="Tabela1.A" style:family="table-column">
      <style:table-column-properties style:column-width="17.099cm"/>
    </style:style>
    <style:style style:name="Tabela1.1" style:family="table-row">
      <style:table-row-properties style:min-row-height="0.231cm" fo:keep-together="auto"/>
    </style:style>
    <style:style style:name="Tabela1.A1" style:family="table-cell">
      <style:table-cell-properties style:vertical-align="" fo:padding="0cm" fo:border="none"/>
    </style:style>
    <style:style style:name="Tabela2" style:family="table">
      <style:table-properties style:width="14.993cm" fo:margin-left="-0.11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3.905cm"/>
    </style:style>
    <style:style style:name="Tabela2.B" style:family="table-column">
      <style:table-column-properties style:column-width="1.088cm"/>
    </style:style>
    <style:style style:name="Tabela2.1" style:family="table-row">
      <style:table-row-properties style:min-row-height="0.395cm" fo:keep-together="auto"/>
    </style:style>
    <style:style style:name="Tabela2.A1" style:family="table-cell">
      <style:table-cell-properties style:vertical-align="" fo:padding="0cm" fo:border="none"/>
    </style:style>
    <style:style style:name="Tabela2.2" style:family="table-row">
      <style:table-row-properties style:min-row-height="0.201cm" fo:keep-together="auto"/>
    </style:style>
    <style:style style:name="Tabela2.4" style:family="table-row">
      <style:table-row-properties style:min-row-height="0.393cm" fo:keep-together="auto"/>
    </style:style>
    <style:style style:name="Tabela2.8" style:family="table-row">
      <style:table-row-properties style:min-row-height="0.393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12" style:family="table-row">
      <style:table-row-properties style:min-row-height="0.598cm" fo:keep-together="auto"/>
    </style:style>
    <style:style style:name="Tabela2.15" style:family="table-row">
      <style:table-row-properties style:min-row-height="0.596cm"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ff6600" fo:font-weight="normal" style:font-weight-asian="normal" style:font-weight-complex="normal"/>
    </style:style>
    <style:style style:name="P4" style:family="paragraph" style:parent-style-name="Standard">
      <style:text-properties fo:color="#ff6600" fo:font-weight="bold" style:font-weight-asian="bold" style:font-weight-complex="bold"/>
    </style:style>
    <style:style style:name="P5" style:family="paragraph" style:parent-style-name="Standard">
      <style:text-properties fo:color="#ff6600" fo:font-weight="bold" officeooo:rsid="002af58d" officeooo:paragraph-rsid="002af58d" style:font-weight-asian="bold" style:font-weight-complex="bold"/>
    </style:style>
    <style:style style:name="P6" style:family="paragraph" style:parent-style-name="Standard">
      <style:text-properties fo:color="#ff6600" fo:font-weight="bold" style:font-weight-asian="bold" style:font-weight-complex="bold"/>
    </style:style>
    <style:style style:name="T1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6. Projekt » Wypożyczalnia książek </text:p>
          </table:table-cell>
        </table:table-row>
      </table:table>
      <text:p text:style-name="P2">Tematem projektu jest serwis internetowy wypożyczalni książek. Wypożyczalnia umożliwia przeglądanie listy książek, dodawanie książek do koszyka i w efekcie ich wypożyczenie. </text:p>
      <text:p text:style-name="P2"/>
      <text:p text:style-name="P2">1. javascript (przynajmniej walidacja) 1 pkt<text:line-break/>2. css (przynajmniej tło, czcionki, bloki+pozycjonowanie) 1 pkt<text:line-break/>3. parametry inicjalizacyjne 1 pkt<text:line-break/>4. sesja 1 pkt<text:line-break/>5. cookies 1 pkt<text:line-break/>6. dokumentacja 2 pkt<text:line-break/>7. poprawne wdrożenie aplikacji na serwerze 1 pkt 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1<text:span text:style-name="T1">. Wyświetlanie listy książek.</text:span> Koszyk z możliwością dodawania i usuwania książek. Możliwość wypożyczenia książek – </text:p>
          </table:table-cell>
          <table:table-cell table:style-name="Tabela2.A1" office:value-type="string">
            <text:p text:style-name="P4">3 </text:p>
          </table:table-cell>
        </table:table-row>
        <table:table-row table:style-name="Tabela2.2">
          <table:table-cell table:style-name="Tabela2.A1" office:value-type="string">
            <text:p text:style-name="P4">2. Zarządzanie książkami w panelu administracyjnym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4">3. Rejestracja czytelników. Potwierdzenie rejestracji w panelu administracyjnym. Możliwość zalogowania się na swoje konto. Tylko użytkownicy zalogowani mogą wypożyczać książki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4">
          <table:table-cell table:style-name="Tabela2.A1" office:value-type="string">
            <text:p text:style-name="P5">4. Konta dla pracowników wypożyczalni. Pracownicy mogą zarządzać książkami, czytelnikami i wypożyczeniami. Pracownikami zarządza administrator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1">
          <table:table-cell table:style-name="Tabela2.A1" office:value-type="string">
            <text:p text:style-name="P3">5. Kategorie książek. Kategorie tworzą wielopoziomowe drzewa. Każda książka należy do dokładnie jednej kategorii, Możliwość przeglądania książek według kategori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">
          <table:table-cell table:style-name="Tabela2.A1" office:value-type="string">
            <text:p text:style-name="P3">6. Etykiety (tagi) dla książek. Każda książka może być opatrzona wieloma etykietami. Przeglądanie książek według etykiet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3">7. Dodatkowe pliki do pobrania przy opisie ksiąski, np.: kody źródłowe programów, próbki muzyki czy filmów. Każdy plik posiada swój opis. Liczba plików nie jest ograniczon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8">
          <table:table-cell table:style-name="Tabela2.A8" office:value-type="string">
            <text:p text:style-name="P4">8. Wyszukiwanie książek na podstawie tytułu, nazwy autora, numeru ISBN i ewentualnie innych atrybutów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2">
          <table:table-cell table:style-name="Tabela2.A1" office:value-type="string">
            <text:p text:style-name="P3">9. Operatory logiczne typu and, or i not przy wyszukiwaniu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4">10. Historia wyszukiwań. Każdy zalogowany użytkownik może zapisać wyniki wyszukiwania w bazie by w innym czasie móc je odtworzyć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1. Przeglądanie archiwum wypożyczeń czytel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2">
          <table:table-cell table:style-name="Tabela2.A1" office:value-type="string">
            <text:p text:style-name="P4">12. Administracja wypożyczeniami. Stany wypożyczeń: książka w magazynie, oczekuje na odbiór (jest na półce czytelnika), wypożyczona. Zmiana stanu wypożyczenia przez pracow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3">13. Stany magazynowe książek. Automatyczna aktualizacja stanów przy wypożyczeniu i zwrocie książk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3">14. Możliwość zapisania się do kolejki, gdy danej książki nie ma aktualnie w magazynie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5">
          <table:table-cell table:style-name="Tabela2.A1" office:value-type="string">
            <text:p text:style-name="P4">15. Kary pieniężne za zbyt długie przetrzymywanie książek. Blokada wypożyczeń przy nie zwróceniu książek i niezapłaceniu kary. Maksymalny czas przetrzymywaniu ustawiany przez administrator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4">16. Wiadomości redagowane przez administratora i umieszczane na stronie głównej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7. Wyświetlanie nowości (kilku ostatnio dodanych książek) na stronie głównej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3">18. Wybór skórek dla interfejsu użytkownika </text:p>
          </table:table-cell>
          <table:table-cell table:style-name="Tabela2.A1" office:value-type="string">
            <text:p text:style-name="P3">2 </text:p>
          </table:table-cell>
        </table:table-row>
        <table:table-row table:style-name="Tabela2.2">
          <table:table-cell table:style-name="Tabela2.A1" office:value-type="string">
            <text:p text:style-name="P3">19. Dodatkowa wersja językowa interfejsu użytkownika </text:p>
          </table:table-cell>
          <table:table-cell table:style-name="Tabela2.A1" office:value-type="string">
            <text:p text:style-name="P3">1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5:00</meta:creation-date>
    <meta:initial-creator>WI PB</meta:initial-creator>
    <dc:date>2016-01-17T00:43:35.495000000</dc:date>
    <meta:editing-duration>P1DT6H34M12S</meta:editing-duration>
    <meta:editing-cycles>14</meta:editing-cycles>
    <meta:generator>LibreOffice/4.2.5.2$Windows_x86 LibreOffice_project/6ff819b65674ae6c83f3cbab9e4a4c2b292a7a94</meta:generator>
    <meta:document-statistic meta:table-count="2" meta:image-count="0" meta:object-count="0" meta:page-count="1" meta:paragraph-count="41" meta:word-count="350" meta:character-count="2580" meta:non-whitespace-character-count="2230"/>
  </office:meta>
</office:document-meta>
</file>